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17.1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30"/>
    <style:style style:name="ce3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1"/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Intercept-lat – d</text:p>
          </table:table-cell>
          <table:table-cell office:value-type="float" office:value="41.7603817944563" calcext:value-type="float">
            <text:p>41,76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Intercept-lon – d</text:p>
          </table:table-cell>
          <table:table-cell office:value-type="float" office:value="-87.5449237074299" calcext:value-type="float">
            <text:p>-87,54</text:p>
          </table:table-cell>
          <table:table-cell/>
          <table:table-cell table:style-name="ce5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4-05-05" calcext:value-type="date">
            <text:p>2024-05-05</text:p>
          </table:table-cell>
          <table:table-cell office:value-type="string" calcext:value-type="string">
            <text:p>Object</text:p>
          </table:table-cell>
          <table:table-cell table:style-name="ce5" office:value-type="string" calcext:value-type="string">
            <text:p>S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</text:p>
          </table:table-cell>
          <table:table-cell table:style-name="ce2" office:value-type="float" office:value="15" calcext:value-type="float">
            <text:p>15,00</text:p>
          </table:table-cell>
          <table:table-cell table:number-columns-repeated="4"/>
          <table:table-cell office:value-type="string" calcext:value-type="string">
            <text:p>Earth circumference</text:p>
          </table:table-cell>
          <table:table-cell office:value-type="float" office:value="40075" calcext:value-type="float">
            <text:p>40075</text:p>
          </table:table-cell>
        </table:table-row>
        <table:table-row table:style-name="ro1">
          <table:table-cell office:value-type="string" calcext:value-type="string">
            <text:p>Time M</text:p>
          </table:table-cell>
          <table:table-cell table:style-name="ce2" office:value-type="float" office:value="55" calcext:value-type="float">
            <text:p>5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</text:p>
          </table:table-cell>
          <table:table-cell table:style-name="ce2" office:value-type="float" office:value="18" calcext:value-type="float">
            <text:p>18,00</text:p>
          </table:table-cell>
          <table:table-cell table:formula="of:=([.B8]/60)+([.B9]/3600)" office:value-type="float" office:value="0.921666666666667" calcext:value-type="float">
            <text:p>0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/SHA – d</text:p>
          </table:table-cell>
          <table:table-cell table:style-name="ce2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/SHA – m</text:p>
          </table:table-cell>
          <table:table-cell table:style-name="ce2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 time 0 – d</text:p>
          </table:table-cell>
          <table:table-cell table:style-name="ce2" office:value-type="float" office:value="45" calcext:value-type="float">
            <text:p>45,0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time 0 – m</text:p>
          </table:table-cell>
          <table:table-cell table:style-name="ce2" office:value-type="float" office:value="50.4" calcext:value-type="float">
            <text:p>50,40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time 1 – d</text:p>
          </table:table-cell>
          <table:table-cell table:style-name="ce2" office:value-type="float" office:value="60" calcext:value-type="float">
            <text:p>60,0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time 1 – m</text:p>
          </table:table-cell>
          <table:table-cell table:style-name="ce2" office:value-type="float" office:value="50.4" calcext:value-type="float">
            <text:p>50,40</text:p>
          </table:table-cell>
          <table:table-cell/>
          <table:table-cell table:style-name="ce5" office:value-type="float" office:value="31.3" calcext:value-type="float">
            <text:p>3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P-lon</text:p>
          </table:table-cell>
          <table:table-cell table:style-name="ce4" table:formula="of:=-(([.B12]+[.B10])+(([.B14]+[.B10])-([.B12]+[.B10]))*[.C9]+(([.B13]+[.B11])/60)+((([.B15]+[.B11])-([.B13]+[.B11]))/60)*[.C9])" office:value-type="float" office:value="-59.665" calcext:value-type="float">
            <text:p>-59,67</text:p>
          </table:table-cell>
          <table:table-cell office:value-type="string" calcext:value-type="string">
            <text:p>GP-lat</text:p>
          </table:table-cell>
          <table:table-cell table:style-name="ce4" table:formula="of:=[.D12]+([.D14]-[.D12])*[.C9]+([.D13]/60)+(([.D15]-[.D13])/60)*[.C9]" office:value-type="float" office:value="16.5207527777778" calcext:value-type="float">
            <text:p>16,52</text:p>
          </table:table-cell>
          <table:table-cell office:value-type="string" calcext:value-type="string">
            <text:p>GP-Location</text:p>
          </table:table-cell>
          <table:table-cell office:value-type="string" calcext:value-type="string">
            <text:p>”East of caribbean”</text:p>
          </table:table-cell>
          <table:table-cell/>
        </table:table-row>
        <table:table-row table:style-name="ro1">
          <table:table-cell office:value-type="string" calcext:value-type="string">
            <text:p>Measured Alt D</text:p>
          </table:table-cell>
          <table:table-cell table:style-name="ce2" office:value-type="float" office:value="55" calcext:value-type="float">
            <text:p>5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d Alt M</text:p>
          </table:table-cell>
          <table:table-cell table:style-name="ce2" office:value-type="float" office:value="8" calcext:value-type="float">
            <text:p>8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d Alt S</text:p>
          </table:table-cell>
          <table:table-cell table:style-name="ce2" office:value-type="float" office:value="1.8" calcext:value-type="float">
            <text:p>1,80</text:p>
          </table:table-cell>
          <table:table-cell table:number-columns-repeated="6"/>
        </table:table-row>
        <table:table-row table:style-name="ro1">
          <table:table-cell/>
          <table:table-cell table:formula="of:=[.B17]+([.B18]/60)+([.B19]/3600)" office:value-type="float" office:value="55.1338333333333" calcext:value-type="float">
            <text:p>55,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ance to GP</text:p>
          </table:table-cell>
          <table:table-cell table:style-name="ce4" table:formula="of:=((90-[.B20])/360)*[.$H$7]" office:value-type="float" office:value="3881.28230324074" calcext:value-type="float">
            <text:p>3881,28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4-05-05" calcext:value-type="date">
            <text:p>2024-05-05</text:p>
          </table:table-cell>
          <table:table-cell office:value-type="string" calcext:value-type="string">
            <text:p>Object</text:p>
          </table:table-cell>
          <table:table-cell table:style-name="ce5" office:value-type="string" calcext:value-type="string">
            <text:p>S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</text:p>
          </table:table-cell>
          <table:table-cell table:style-name="ce2" office:value-type="float" office:value="23" calcext:value-type="float">
            <text:p>23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M</text:p>
          </table:table-cell>
          <table:table-cell table:style-name="ce2"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</text:p>
          </table:table-cell>
          <table:table-cell table:style-name="ce2" office:value-type="float" office:value="19" calcext:value-type="float">
            <text:p>19,00</text:p>
          </table:table-cell>
          <table:table-cell table:formula="of:=([.B26]/60)+([.B27]/3600)" office:value-type="float" office:value="0.0219444444444444" calcext:value-type="float">
            <text:p>0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/SHA – d</text:p>
          </table:table-cell>
          <table:table-cell table:style-name="ce2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/SHA – m</text:p>
          </table:table-cell>
          <table:table-cell table:style-name="ce2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 time 0 – d</text:p>
          </table:table-cell>
          <table:table-cell table:style-name="ce2" office:value-type="float" office:value="165" calcext:value-type="float">
            <text:p>165,0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time 0 – m</text:p>
          </table:table-cell>
          <table:table-cell table:style-name="ce2" office:value-type="float" office:value="50.8" calcext:value-type="float">
            <text:p>50,80</text:p>
          </table:table-cell>
          <table:table-cell/>
          <table:table-cell table:style-name="ce5" office:value-type="float" office:value="36.2" calcext:value-type="float">
            <text:p>36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time 1 – d</text:p>
          </table:table-cell>
          <table:table-cell table:style-name="ce2" office:value-type="float" office:value="180" calcext:value-type="float">
            <text:p>180,0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time 1 – m</text:p>
          </table:table-cell>
          <table:table-cell table:style-name="ce2" office:value-type="float" office:value="50.8" calcext:value-type="float">
            <text:p>50,80</text:p>
          </table:table-cell>
          <table:table-cell/>
          <table:table-cell table:style-name="ce5" office:value-type="float" office:value="36.9" calcext:value-type="float">
            <text:p>36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P-lon</text:p>
          </table:table-cell>
          <table:table-cell table:style-name="ce4" table:formula="of:=-(([.B30]+[.B28])+(([.B32]+[.B28])-([.B30]+[.B28]))*[.C27]+(([.B31]+[.B29])/60)+((([.B33]+[.B29])-([.B31]+[.B29]))/60)*[.C27])" office:value-type="float" office:value="-166.175833333333" calcext:value-type="float">
            <text:p>-166,18</text:p>
          </table:table-cell>
          <table:table-cell office:value-type="string" calcext:value-type="string">
            <text:p>GP-lat</text:p>
          </table:table-cell>
          <table:table-cell table:style-name="ce4" table:formula="of:=[.D30]+([.D32]-[.D30])*[.C27]+([.D31]/60)+(([.D33]-[.D31])/60)*[.C27]" office:value-type="float" office:value="16.6035893518518" calcext:value-type="float">
            <text:p>16,60</text:p>
          </table:table-cell>
          <table:table-cell office:value-type="string" calcext:value-type="string">
            <text:p>GP-Location</text:p>
          </table:table-cell>
          <table:table-cell office:value-type="string" calcext:value-type="string">
            <text:p>”West of Hawaii”</text:p>
          </table:table-cell>
          <table:table-cell/>
        </table:table-row>
        <table:table-row table:style-name="ro1">
          <table:table-cell office:value-type="string" calcext:value-type="string">
            <text:p>Measured Alt D</text:p>
          </table:table-cell>
          <table:table-cell table:style-name="ce2" office:value-type="float" office:value="19" calcext:value-type="float">
            <text:p>1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d Alt M</text:p>
          </table:table-cell>
          <table:table-cell table:style-name="ce2" office:value-type="float" office:value="28" calcext:value-type="float">
            <text:p>28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d Alt S</text:p>
          </table:table-cell>
          <table:table-cell table:style-name="ce2" office:value-type="float" office:value="18" calcext:value-type="float">
            <text:p>18,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([.B36]/60)+([.B37]/3600)" office:value-type="float" office:value="19.4716666666667" calcext:value-type="float">
            <text:p>19,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ance to GP</text:p>
          </table:table-cell>
          <table:table-cell table:style-name="ce4" table:formula="of:=((90-[.B38])/360)*[.$H$7]" office:value-type="float" office:value="7851.17488425926" calcext:value-type="float">
            <text:p>7851,17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4-05-06" calcext:value-type="date">
            <text:p>2024-05-06</text:p>
          </table:table-cell>
          <table:table-cell office:value-type="string" calcext:value-type="string">
            <text:p>Object</text:p>
          </table:table-cell>
          <table:table-cell table:style-name="ce5" office:value-type="string" calcext:value-type="string">
            <text:p>Ve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</text:p>
          </table:table-cell>
          <table:table-cell table:style-name="ce2"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M</text:p>
          </table:table-cell>
          <table:table-cell table:style-name="ce2"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</text:p>
          </table:table-cell>
          <table:table-cell table:style-name="ce2" office:value-type="float" office:value="13" calcext:value-type="float">
            <text:p>13,00</text:p>
          </table:table-cell>
          <table:table-cell table:formula="of:=([.B44]/60)+([.B45]/3600)" office:value-type="float" office:value="0.0702777777777778" calcext:value-type="float">
            <text:p>0,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/SHA – d</text:p>
          </table:table-cell>
          <table:table-cell table:style-name="ce2" office:value-type="float" office:value="80" calcext:value-type="float">
            <text:p>8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/SHA – m</text:p>
          </table:table-cell>
          <table:table-cell table:style-name="ce2" office:value-type="float" office:value="33.4" calcext:value-type="float">
            <text:p>33,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 time 0 – d</text:p>
          </table:table-cell>
          <table:table-cell table:style-name="ce2" office:value-type="float" office:value="284" calcext:value-type="float">
            <text:p>284,00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time 0 – m</text:p>
          </table:table-cell>
          <table:table-cell table:style-name="ce2" office:value-type="float" office:value="30.4" calcext:value-type="float">
            <text:p>30,40</text:p>
          </table:table-cell>
          <table:table-cell/>
          <table:table-cell table:style-name="ce5" office:value-type="float" office:value="48.1" calcext:value-type="float">
            <text:p>48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time 1 – d</text:p>
          </table:table-cell>
          <table:table-cell table:style-name="ce2" office:value-type="float" office:value="299" calcext:value-type="float">
            <text:p>299,00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 time 1 – m</text:p>
          </table:table-cell>
          <table:table-cell table:style-name="ce2" office:value-type="float" office:value="32.9" calcext:value-type="float">
            <text:p>32,90</text:p>
          </table:table-cell>
          <table:table-cell/>
          <table:table-cell table:style-name="ce5" office:value-type="float" office:value="48.1" calcext:value-type="float">
            <text:p>48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P-lon</text:p>
          </table:table-cell>
          <table:table-cell table:style-name="ce4" table:formula="of:=-(([.B48]+[.B46])+(([.B50]+[.B46])-([.B48]+[.B46]))*[.C45]+(([.B49]+[.B47])/60)+((([.B51]+[.B47])-([.B49]+[.B47]))/60)*[.C45])" office:value-type="float" office:value="-366.120428240741" calcext:value-type="float">
            <text:p>-366,12</text:p>
          </table:table-cell>
          <table:table-cell office:value-type="string" calcext:value-type="string">
            <text:p>GP-lat</text:p>
          </table:table-cell>
          <table:table-cell table:style-name="ce4" table:formula="of:=[.D48]+([.D50]-[.D48])*[.C45]+([.D49]/60)+(([.D51]-[.D49])/60)*[.C45]" office:value-type="float" office:value="38.8016666666667" calcext:value-type="float">
            <text:p>38,80</text:p>
          </table:table-cell>
          <table:table-cell office:value-type="string" calcext:value-type="string">
            <text:p>GP-Location</text:p>
          </table:table-cell>
          <table:table-cell office:value-type="string" calcext:value-type="string">
            <text:p>”Spain”</text:p>
          </table:table-cell>
          <table:table-cell/>
        </table:table-row>
        <table:table-row table:style-name="ro1">
          <table:table-cell office:value-type="string" calcext:value-type="string">
            <text:p>Measured Alt D</text:p>
          </table:table-cell>
          <table:table-cell table:style-name="ce2" office:value-type="float" office:value="30" calcext:value-type="float">
            <text:p>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d Alt M</text:p>
          </table:table-cell>
          <table:table-cell table:style-name="ce2" office:value-type="float" office:value="16" calcext:value-type="float">
            <text:p>1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d Alt S</text:p>
          </table:table-cell>
          <table:table-cell table:style-name="ce2" office:value-type="float" office:value="24.6" calcext:value-type="float">
            <text:p>24,6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([.B54]/60)+([.B55]/3600)" office:value-type="float" office:value="30.2735" calcext:value-type="float">
            <text:p>30,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ance to GP</text:p>
          </table:table-cell>
          <table:table-cell table:style-name="ce4" table:formula="of:=((90-[.B56])/360)*[.$H$7]" office:value-type="float" office:value="6648.72079861111" calcext:value-type="float">
            <text:p>6648,72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<text:a xlink:href="https://www.mapdevelopers.com/draw-circle-tool.php?circles=%5B%5B3881000%2C16.52%2C-59.67%2C%22%23AAAAAA%22%2C%22%23000000%22%2C0.4%5D%2C%5B16093.4%2C-59.67%2C16.52%2C%22%23AAAAAA%22%2C%22%23000000%22%2C0.4%5D%2C%5B7851170%2C16.6%2C-166.18%2C%22%23AAAAAA%22%2C%22%23000000%22%2C0.4%5D%2C%5B6648720%2C38.8%2C-6.12%2C%22%23AAAAAA%22%2C%22%23000000%22%2C0.4%5D%5D" xlink:type="simple">https://www.mapdevelopers.com/draw-circle-tool.php?circles=%5B%5B3881000%2C16.52%2C-59.67%2C%22%23AAAAAA%22%2C%22%23000000%22%2C0.4%5D%2C%5B16093.4%2C-59.67%2C16.52%2C%22%23AAAAAA%22%2C%22%23000000%22%2C0.4%5D%2C%5B7851170%2C16.6%2C-166.18%2C%22%23AAAAAA%22%2C%22%23000000%22%2C0.4%5D%2C%5B6648720%2C38.8%2C-6.12%2C%22%23AAAAAA%22%2C%22%23000000%22%2C0.4%5D%5D</text:a></text:p>
          </table:table-cell>
          <table:table-cell table:number-columns-repeated="7"/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th Links" table:style-name="ta1">
        <table:table-column table:style-name="co4" table:default-cell-style-name="Default"/>
        <table:table-row table:style-name="ro1">
          <table:table-cell office:value-type="string" calcext:value-type="string">
            <text:p><text:a xlink:href="https://math.stackexchange.com/questions/4510171/how-to-find-the-intersection-of-two-circles-on-a-sphere" xlink:type="simple">https://math.stackexchange.com/questions/4510171/how-to-find-the-intersection-of-two-circles-on-a-spher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8:05:20.736398931</meta:creation-date>
    <dc:date>2024-05-10T16:59:54.146664573</dc:date>
    <meta:editing-duration>PT3H13M29S</meta:editing-duration>
    <meta:editing-cycles>9</meta:editing-cycles>
    <meta:generator>LibreOffice/7.3.7.2$Linux_X86_64 LibreOffice_project/30$Build-2</meta:generator>
    <meta:document-statistic meta:table-count="2" meta:cell-count="137" meta:object-count="0"/>
  </office:meta>
</office:document-meta>
</file>